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style>
    <style:style style:name="P3" style:family="paragraph" style:parent-style-name="Standard">
      <style:paragraph-properties fo:margin-left="0cm" fo:margin-right="-0.026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weight-asian="bold"/>
    </style:style>
    <style:style style:name="T7"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e Directory Report, JiJi Active Directory Report 4.0.2.9:</text:p>
      <text:p text:style-name="P2"/>
      <text:p text:style-name="Standard"><text:span text:style-name="T1">JiJi Technologies Releases Version 4.0.2.9 of JiJi Active Directory Report</text:span><text:line-break/><text:line-break/>JiJi Technologies today announced the commercial availability of JiJi Active Directory Report Version 4.0.2.9. JiJi Active Directory Report enables IT organization to generate more than 150+ out of box Active Directory Report. Organization can use this information for regulatory audits including SOX/PCI audits.<text:line-break/><text:line-break/>The advantage of the new version over the previous versions of JiJi Active Directory Report are a new report type "Password Policy" is added which includes the following new Report Default Password Policy, Fine Grained Password Policy, Resultant Policy Policy and Password Policy Applied Users. Another new report type "Logon Report" is added which includes the new Report "True last logon for users" and "Users based on logon hours". Also the Print and Export operations for the report are optimized for speed. Bulk Report Generation is also optimized for speed.<text:line-break/><text:line-break/>The other main features of JiJi Active Directory Report are Search/Sort the records, automatic Scheduling, Exporting the report to PDF/Excel/CSV/HTML, Restoring the deleted AD objects, Print the generated report and Powershell scripting support. <text:line-break/><text:line-break/><text:span text:style-name="T3">Pricing and Availability:</text:span><text:span text:style-name="T4"> </text:span><text:line-break/>JiJi Active Directory Report is available for an evaluation download for 30 days trial. You can download the evaluation version from here <text:a xlink:type="simple" xlink:href="http://www.jijitechnologies.com/index.php/download-trial-adr.html">http://www.jijitechnologies.com/index.php/download-trial-adr.html</text:a>. JiJi Active Directory Report available on both 12 months Annual Subscription and Perpetual license. You can view the pricing details from here <text:a xlink:type="simple" xlink:href="http://www.jijitechnologies.com/index.php/jiji-active-directory-reports-pricing.html">http://www.jijitechnologies.com/index.php/jiji-active-directory-reports-pricing.html</text:a>.<text:line-break/><text:line-break/><text:span text:style-name="T2">About JiJi Technologies</text:span><text:line-break/>JiJi Technologies, a global leader in system management and security solutions for Active &amp; Group Policy based environment. With extensive real world knowledge and experience, JiJi Technologies maximize technology investments and achieve measurable cost savings. JiJi Technologies serves customers over 40 countries. Other products offered by JiJi Technologies are Active Directory Cleaner, Active Directory Bulk Manager, Password Expiration Notification, Self Service Password Reset, Help Desk Password Reset, GPO Search, GPO ExIm and Self Extractor.<text:line-break/><text:line-break/><text:span text:style-name="T1">Contact Information</text:span><text:line-break/>JiJi Technologies<text:line-break/>email: support@jijitechnologies.com<text:line-break/>Phone: +91 994 048 0400<text:line-break/>Website: <text:a xlink:type="simple" xlink:href="http://www.jijitechnologies.com/">http://www.jijitechnologies.com</text:a> </text:p>
      <text:p text:style-name="Standard"/>
      <text:p text:style-name="Standard"/>
      <text:p text:style-name="Standard"/>
      <text:p text:style-name="Standard"><text:span text:style-name="T5">Active Directory Reports, JiJi Active Directory Reports 4.0.2.9:</text:span></text:p>
      <text:p text:style-name="P2"/>
      <text:p text:style-name="Standard"><text:span text:style-name="T1">JiJi Technologies Releases Version 4.0.2.9 of JiJi Active Directory Reports</text:span><text:line-break/><text:soft-page-break/><text:line-break/>JiJi Technologies today announced the commercial availability of JiJi Active Directory Reports Version 4.0.2.9. JiJi Active Directory Reports enables IT organization to generate more than 150+ out of box Active Directory Reports. Organization can use this information for regulatory audits including SOX/PCI audits.<text:line-break/><text:line-break/>The advantage of the new version over the previous versions of JiJi Active Directory Reports are a new Reports type "Password Policy" is added which includes the following new Reports Default Password Policy, Fine Grained Password Policy, Resultant Policy Policy and Password Policy Applied Users. Another new Reports type "Logon Report" is added which includes the new Report "True last logon for users" and "Users based on logon hours". Also the Print and Export operations for the Reports are optimized for speed. Bulk Reports Generation is also optimized for speed.<text:line-break/><text:line-break/>The other main features of JiJi Active Directory Reports are Search/Sort the records, automatic Scheduling, Exporting the Reports to PDF/Excel/CSV/HTML, Restoring the deleted AD objects, Print the generated Reports and Powershell scripting support. <text:line-break/><text:line-break/><text:span text:style-name="T3">Pricing and Availability:</text:span><text:span text:style-name="T4"> </text:span><text:line-break/>JiJi Active Directory Reports is available for an evaluation download for 30 days trial. You can download the evaluation version from here <text:a xlink:type="simple" xlink:href="http://www.jijitechnologies.com/index.php/download-trial-adr.html">http://www.jijitechnologies.com/index.php/download-trial-adr.html</text:a>. JiJi Active Directory Reports available on both 12 months Annual Subscription and Perpetual license. You can view the pricing details from here <text:a xlink:type="simple" xlink:href="http://www.jijitechnologies.com/index.php/jiji-active-directory-reports-pricing.html">http://www.jijitechnologies.com/index.php/jiji-active-directory-reports-pricing.html</text:a>.<text:line-break/><text:line-break/><text:span text:style-name="T2">About JiJi Technologies</text:span><text:line-break/>JiJi Technologies, a global leader in system management and security solutions for Active &amp; Group Policy based environment. With extensive real world knowledge and experience, JiJi Technologies maximize technology investments and achieve measurable cost savings. JiJi Technologies serves customers over 40 countries. Other products offered by JiJi Technologies are Active Directory Cleaner, Active Directory Bulk Manager, Password Expiration Notification, Self Service Password Reset, Help Desk Password Reset, GPO Search, GPO ExIm and Self Extractor.<text:line-break/><text:line-break/><text:span text:style-name="T1">Contact Information</text:span><text:line-break/>JiJi Technologies<text:line-break/>email: support@jijitechnologies.com<text:line-break/>Phone: +91 994 048 0400<text:line-break/>Website: <text:a xlink:type="simple" xlink:href="http://www.jijitechnologies.com/">http://www.jijitechnologies.com</text:a> </text:p>
      <text:p text:style-name="Standard"/>
      <text:p text:style-name="Standard"><text:span text:style-name="T5">Active Directory Reporting Tool, JiJi Active Directory Reporting Tool 4.0.2.9:</text:span></text:p>
      <text:p text:style-name="P2"/>
      <text:p text:style-name="Standard"><text:span text:style-name="T1">JiJi Technologies Releases Version 4.0.2.9 of JiJi Active Directory Reporting Tool </text:span><text:line-break/><text:line-break/>JiJi Technologies today announced the commercial availability of JiJi Active Directory Reporting Tool <text:s/>Version 4.0.2.9. JiJi Active Directory Reporting Tool <text:s/>enables IT organization to generate more than 150+ out of box Active Directory Report. Organization can use this information for regulatory audits including SOX/PCI audits.<text:line-break/><text:soft-page-break/><text:line-break/>The advantage of the new version over the previous versions of JiJi Active Directory Reporting Tool <text:s/>are a new report type "Password Policy" is added which includes the following new Report Default Password Policy, Fine Grained Password Policy, Resultant Policy Policy and Password Policy Applied Users. Another new report type "Logon Report" is added which includes the new Report "True last logon for users" and "Users based on logon hours". Also the Print and Export operations for the report are optimized for speed. Bulk Report Generation is also optimized for speed.<text:line-break/><text:line-break/>The other main features of JiJi Active Directory Reporting Tool <text:s/>are Search/Sort the records, automatic Scheduling, Exporting the report to PDF/Excel/CSV/HTML, Restoring the deleted AD objects, Print the generated report and Powershell scripting support. <text:line-break/><text:line-break/><text:span text:style-name="T3">Pricing and Availability:</text:span><text:span text:style-name="T4"> </text:span><text:line-break/>JiJi Active Directory Reporting Tool <text:s/>is available for an evaluation download for 30 days trial. You can download the evaluation version from here <text:a xlink:type="simple" xlink:href="http://www.jijitechnologies.com/index.php/download-trial-adr.html">http://www.jijitechnologies.com/index.php/download-trial-adr.html</text:a>. JiJi Active Directory Reporting Tool <text:s/>available on both 12 months Annual Subscription and Perpetual license. You can view the pricing details from here <text:a xlink:type="simple" xlink:href="http://www.jijitechnologies.com/index.php/jiji-active-directory-reports-pricing.html">http://www.jijitechnologies.com/index.php/jiji-active-directory-reports-pricing.html</text:a>.<text:line-break/><text:line-break/><text:span text:style-name="T2">About JiJi Technologies</text:span><text:line-break/>JiJi Technologies, a global leader in system management and security solutions for Active &amp; Group Policy based environment. With extensive real world knowledge and experience, JiJi Technologies maximize technology investments and achieve measurable cost savings. JiJi Technologies serves customers over 40 countries. Other products offered by JiJi Technologies are Active Directory Cleaner, Active Directory Bulk Manager, Password Expiration Notification, Self Service Password Reset, Help Desk Password Reset, GPO Search, GPO ExIm and Self Extractor.<text:line-break/><text:line-break/><text:span text:style-name="T1">Contact Information</text:span><text:line-break/>JiJi Technologies<text:line-break/>email: support@jijitechnologies.com<text:line-break/>Phone: +91 994 048 0400<text:line-break/>Website: <text:a xlink:type="simple" xlink:href="http://www.jijitechnologies.com/">http://www.jijitechnologies.com</text:a> </text:p>
      <text:p text:style-name="Standard"/>
      <text:p text:style-name="Standard"/>
      <text:p text:style-name="Standard"/>
      <text:p text:style-name="Standard"/>
      <text:p text:style-name="Standard"/>
      <text:p text:style-name="Standard"><text:span text:style-name="T5">Active Directory Reporting, JiJi Active Directory Reporting 4.0.2.9:</text:span></text:p>
      <text:p text:style-name="P3"><text:span text:style-name="T1">JiJi Technologies Releases Version 4.0.2.9 of JiJi Active Directory Reporting </text:span><text:line-break/><text:line-break/>JiJi Technologies today announced the commercial availability of JiJi Active Directory Reporting <text:s/>Version 4.0.2.9. JiJi Active Directory Reporting <text:s/>enables IT organization to generate more than 150+ out of box Active Directory Report. Organization can use this information for regulatory audits including SOX/PCI audits.<text:line-break/><text:line-break/>The advantage of the new version over the previous versions of JiJi Active Directory Reporting <text:s/>are a <text:soft-page-break/>new report type "Password Policy" is added which includes the following new Report Default Password Policy, Fine Grained Password Policy, Resultant Policy Policy and Password Policy Applied Users. Another new report type "Logon Report" is added which includes the new Report "True last logon for users" and "Users based on logon hours". Also the Print and Export operations for the report are optimized for speed. Bulk Report Generation is also optimized for speed.<text:line-break/><text:line-break/>The other main features of JiJi Active Directory Reporting <text:s/>are Search/Sort the records, automatic Scheduling, Exporting the Reporting <text:s/>to PDF/Excel/CSV/HTML, Restoring the deleted AD objects, Print the generated report and Powershell scripting support. <text:line-break/><text:line-break/><text:span text:style-name="T3">Pricing and Availability:</text:span> <text:line-break/>JiJi Active Directory Reporting <text:s/>is available for an evaluation download for 30 days trial. You can download the evaluation version from here <text:a xlink:type="simple" xlink:href="http://www.jijitechnologies.com/index.php/download-trial-adr.html">http://www.jijitechnologies.com/index.php/download-trial-adr.html</text:a>. JiJi Active Directory Reporting <text:s/>available on both 12 months Annual Subscription and Perpetual license. You can view the pricing details from here <text:a xlink:type="simple" xlink:href="http://www.jijitechnologies.com/index.php/jiji-active-directory-reports-pricing.html">http://www.jijitechnologies.com/index.php/jiji-active-directory-reports-pricing.html</text:a>.<text:line-break/><text:line-break/><text:span text:style-name="T2">About JiJi Technologies</text:span><text:line-break/>JiJi Technologies, a global leader in system management and security solutions for Active &amp; Group Policy based environment. With extensive real world knowledge and experience, JiJi Technologies maximize technology investments and achieve measurable cost savings. JiJi Technologies serves customers over 40 countries. Other products offered by JiJi Technologies are Active Directory Cleaner, Active Directory Bulk Manager, Password Expiration Notification, Self Service Password Reset, Help Desk Password Reset, GPO Search, GPO ExIm and Self Extractor.<text:line-break/><text:line-break/><text:span text:style-name="T1">Contact Information</text:span><text:line-break/>JiJi Technologies<text:line-break/>email: support@jijitechnologies.com<text:line-break/>Phone: +91 994 048 0400<text:line-break/>Website: <text:a xlink:type="simple" xlink:href="http://www.jijitechnologies.com/">http://www.jijitechnologies.com</text:a> </text:p>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069cm" fo:margin-bottom="0.92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hosh B</meta:initial-creator>
    <meta:creation-date>2010-03-19T10:22:42.50</meta:creation-date>
    <dc:date>2010-03-23T13:29:21</dc:date>
    <meta:editing-duration>PT00H14M21S</meta:editing-duration>
    <meta:editing-cycles>10</meta:editing-cycles>
    <meta:generator>OpenOffice.org/3.0$Linux OpenOffice.org_project/300m15$Build-9379</meta:generator>
    <meta:document-statistic meta:table-count="0" meta:image-count="0" meta:object-count="0" meta:page-count="4" meta:paragraph-count="8" meta:word-count="1301" meta:character-count="9906"/>
  </office:meta>
</office:document-meta>
</file>